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82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66ff00" style:text-align-source="fix" style:repeat-content="false" fo:border="2.01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cc3300" style:text-align-source="fix" style:repeat-content="false" fo:border="2.01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able-cell-properties fo:background-color="#ccff66"/>
    </style:style>
    <style:style style:name="ce7" style:family="table-cell" style:parent-style-name="Default">
      <style:table-cell-properties fo:background-color="#ccff66" style:text-align-source="fix" style:repeat-content="false" fo:border="2.01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9900" style:text-align-source="fix" style:repeat-content="false" fo:border="2.01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ff00cc" style:text-align-source="fix" style:repeat-content="false" fo:border="2.01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66ffff" style:text-align-source="fix" style:repeat-content="false" fo:border="2.01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- MB -</text:p>
          </table:table-cell>
          <table:table-cell table:style-name="ce1"/>
          <table:table-cell table:style-name="ce6" office:value-type="string" calcext:value-type="string">
            <text:p>- SW -</text:p>
          </table:table-cell>
          <table:table-cell table:style-name="ce6"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 table:number-columns-spanned="4" table:number-rows-spanned="1">
            <text:p>---- Power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- TSOP--</text:p>
          </table:table-cell>
          <table:covered-table-cell table:number-columns-repeated="2"/>
          <table:table-cell/>
          <table:table-cell office:value-type="string" calcext:value-type="string">
            <text:p>oben</text:p>
          </table:table-cell>
        </table:table-row>
        <table:table-row table:style-name="ro1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I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ut</text:p>
          </table:table-cell>
          <table:table-cell table:style-name="ce11"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4" table:number-rows-spanned="1">
            <text:p>---- Reset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 IR-OUT-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5" office:value-type="string" calcext:value-type="string">
            <text:p>- MB -</text:p>
          </table:table-cell>
          <table:table-cell table:style-name="ce5"/>
          <table:table-cell table:style-name="ce9" office:value-type="string" calcext:value-type="string">
            <text:p>- SW -</text:p>
          </table:table-cell>
          <table:table-cell table:style-name="ce9"/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 table:number-columns-spanned="4" table:number-rows-spanned="1">
            <text:p>---- Reset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 IR-OUT-</text:p>
          </table:table-cell>
          <table:covered-table-cell table:number-columns-repeated="2"/>
          <table:table-cell/>
          <table:table-cell office:value-type="string" calcext:value-type="string">
            <text:p>von vorne</text:p>
          </table:table-cell>
        </table:table-row>
        <table:table-row table:style-name="ro2">
          <table:table-cell/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+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+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out</text:p>
          </table:table-cell>
          <table:table-cell table:style-name="ce11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+</text:p>
          </table:table-cell>
          <table:table-cell table:style-name="ce10" office:value-type="string" calcext:value-type="string">
            <text:p>IR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+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 table:number-columns-spanned="4" table:number-rows-spanned="1">
            <text:p>---- Power ----</text:p>
          </table:table-cell>
          <table:covered-table-cell table:number-columns-repeated="3"/>
          <table:table-cell office:value-type="string" calcext:value-type="string" table:number-columns-spanned="3" table:number-rows-spanned="1">
            <text:p>-- TSOP--</text:p>
          </table:table-cell>
          <table:covered-table-cell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04:02.829392058</meta:creation-date>
    <dc:date>2017-04-14T13:39:22.700637504</dc:date>
    <meta:editing-duration>PT14M28S</meta:editing-duration>
    <meta:editing-cycles>3</meta:editing-cycles>
    <meta:generator>LibreOffice/5.1.4.2$Linux_X86_64 LibreOffice_project/10m0$Build-2</meta:generator>
    <meta:document-statistic meta:table-count="1" meta:cell-count="42" meta:object-count="0"/>
  </office:meta>
</office:document-meta>
</file>